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8.052cm"/>
    </style:style>
    <style:style style:name="co6" style:family="table-column">
      <style:table-column-properties fo:break-before="auto" style:column-width="6.7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Constancias de mayoría Iva Legislatura ALDF (2006-2009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ordorig</text:p>
          </table:table-cell>
          <table:table-cell office:value-type="string">
            <text:p>Distrito</text:p>
          </table:table-cell>
          <table:table-cell office:value-type="string">
            <text:p>Propietario</text:p>
          </table:table-cell>
          <table:table-cell office:value-type="string">
            <text:p>Suplente</text:p>
          </table:table-cell>
          <table:table-cell office:value-type="string">
            <text:p>part</text:p>
          </table:table-cell>
          <table:table-cell office:value-type="string">
            <text:p>partMari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</text:p>
          </table:table-cell>
          <table:table-cell office:value-type="string">
            <text:p>Ramón Jiménez López</text:p>
          </table:table-cell>
          <table:table-cell office:value-type="string">
            <text:p>Eleazar Rubio Aldarán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I</text:p>
          </table:table-cell>
          <table:table-cell office:value-type="string">
            <text:p>Antonio Lima Barrios</text:p>
          </table:table-cell>
          <table:table-cell office:value-type="string">
            <text:p>Rocío Aimé Zúñiga Ortiz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II</text:p>
          </table:table-cell>
          <table:table-cell office:value-type="string">
            <text:p>Enrique Vargas Anaya</text:p>
          </table:table-cell>
          <table:table-cell office:value-type="string">
            <text:p>Oscar Romero López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V</text:p>
          </table:table-cell>
          <table:table-cell office:value-type="string">
            <text:p>Isaías Villa González</text:p>
          </table:table-cell>
          <table:table-cell office:value-type="string">
            <text:p>Aarón Romero Maldonado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</text:p>
          </table:table-cell>
          <table:table-cell office:value-type="string">
            <text:p>Balfre Vargas Cortés</text:p>
          </table:table-cell>
          <table:table-cell office:value-type="string">
            <text:p>Máximo Justino Cerón Martínez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I</text:p>
          </table:table-cell>
          <table:table-cell office:value-type="string">
            <text:p>Juan Bustos Pascual</text:p>
          </table:table-cell>
          <table:table-cell office:value-type="string">
            <text:p>Patricio Avila Luna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II</text:p>
          </table:table-cell>
          <table:table-cell office:value-type="string">
            <text:p>Nazario Norberto Sánchez</text:p>
          </table:table-cell>
          <table:table-cell office:value-type="string">
            <text:p>Javier Martínez Solano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III</text:p>
          </table:table-cell>
          <table:table-cell office:value-type="string">
            <text:p>Imelda Mendoza Romero</text:p>
          </table:table-cell>
          <table:table-cell office:value-type="string">
            <text:p>Edgar Torres Baltazar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X</text:p>
          </table:table-cell>
          <table:table-cell office:value-type="string">
            <text:p>José Cristóbal Ramírez Pino</text:p>
          </table:table-cell>
          <table:table-cell office:value-type="string">
            <text:p>Rodrigo Ugalde Molina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X</text:p>
          </table:table-cell>
          <table:table-cell office:value-type="string">
            <text:p>Tomás Pliego Calvo</text:p>
          </table:table-cell>
          <table:table-cell office:value-type="string">
            <text:p>Arturo Zamora Flores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XI</text:p>
          </table:table-cell>
          <table:table-cell office:value-type="string">
            <text:p>Esthela Damián Peralta</text:p>
          </table:table-cell>
          <table:table-cell office:value-type="string">
            <text:p>Maricela Sánchez Cabrera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XII</text:p>
          </table:table-cell>
          <table:table-cell office:value-type="string">
            <text:p>Laura Piña Olmedo</text:p>
          </table:table-cell>
          <table:table-cell office:value-type="string">
            <text:p>María Lidia Hernández Castilla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XIII</text:p>
          </table:table-cell>
          <table:table-cell office:value-type="string">
            <text:p>Agustín Guerrero Castillo</text:p>
          </table:table-cell>
          <table:table-cell office:value-type="string">
            <text:p>Ricardo González del Angel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XIV</text:p>
          </table:table-cell>
          <table:table-cell office:value-type="string">
            <text:p>Margarita María Martínez Fisher</text:p>
          </table:table-cell>
          <table:table-cell office:value-type="string">
            <text:p>Arne Sidney Aus Den Ruthen</text:p>
          </table:table-cell>
          <table:table-cell table:style-name="ce2" office:value-type="string">
            <text:p>Partido Acción Nacional</text:p>
          </table:table-cell>
          <table:table-cell office:value-type="string">
            <text:p>pan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XV</text:p>
          </table:table-cell>
          <table:table-cell office:value-type="string">
            <text:p>Daniel Ordóñez Hernández</text:p>
          </table:table-cell>
          <table:table-cell office:value-type="string">
            <text:p>Juan Manuel Orozco Carmona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XVI</text:p>
          </table:table-cell>
          <table:table-cell office:value-type="string">
            <text:p>Antonio León Ricardo Benito</text:p>
          </table:table-cell>
          <table:table-cell office:value-type="string">
            <text:p>Reséndiz Martínez Arturo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XVII</text:p>
          </table:table-cell>
          <table:table-cell office:value-type="string">
            <text:p>José Antonio Zepeda Segura</text:p>
          </table:table-cell>
          <table:table-cell office:value-type="string">
            <text:p>Carolina Rebollo Aguilar</text:p>
          </table:table-cell>
          <table:table-cell table:style-name="ce2" office:value-type="string">
            <text:p>Partido Acción Nacional</text:p>
          </table:table-cell>
          <table:table-cell office:value-type="string">
            <text:p>pa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XVIII</text:p>
          </table:table-cell>
          <table:table-cell office:value-type="string">
            <text:p>Juan Ricardo García Hernández</text:p>
          </table:table-cell>
          <table:table-cell office:value-type="string">
            <text:p>Carlos Coronado Ortiz</text:p>
          </table:table-cell>
          <table:table-cell office:value-type="string">
            <text:p>Partido del Trabajo</text:p>
          </table:table-cell>
          <table:table-cell office:value-type="string">
            <text:p>pt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XIX</text:p>
          </table:table-cell>
          <table:table-cell office:value-type="string">
            <text:p>María Elba Garfias Maldonado</text:p>
          </table:table-cell>
          <table:table-cell office:value-type="string">
            <text:p>Hilario Nolasco Ochoa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XX</text:p>
          </table:table-cell>
          <table:table-cell office:value-type="string">
            <text:p>Alfredo Vinalay Mora</text:p>
          </table:table-cell>
          <table:table-cell office:value-type="string">
            <text:p>María de los Ángeles Arronte Olguín</text:p>
          </table:table-cell>
          <table:table-cell table:style-name="ce2" office:value-type="string">
            <text:p>Partido Acción Nacional</text:p>
          </table:table-cell>
          <table:table-cell office:value-type="string">
            <text:p>pan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XXI</text:p>
          </table:table-cell>
          <table:table-cell office:value-type="string">
            <text:p>Raúl Alejandro Cuauhtémoc Ramírez Rodríguez</text:p>
          </table:table-cell>
          <table:table-cell office:value-type="string">
            <text:p>Andrea Ortega González</text:p>
          </table:table-cell>
          <table:table-cell table:style-name="ce2" office:value-type="string">
            <text:p>Coalición Total denominada Unidos por la Ciudad</text:p>
          </table:table-cell>
          <table:table-cell office:value-type="string">
            <text:p>pri-uc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XXII</text:p>
          </table:table-cell>
          <table:table-cell office:value-type="string">
            <text:p>Víctor Hugo Círigo Vázquez</text:p>
          </table:table-cell>
          <table:table-cell office:value-type="string">
            <text:p>Maribel Zamora Granados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XXIII</text:p>
          </table:table-cell>
          <table:table-cell office:value-type="string">
            <text:p>Daniel Salazar Núñez</text:p>
          </table:table-cell>
          <table:table-cell office:value-type="string">
            <text:p>Abril Janete Trujillo Vázquez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XXIV</text:p>
          </table:table-cell>
          <table:table-cell office:value-type="string">
            <text:p>Sergio Miguel Cedillo Fernández</text:p>
          </table:table-cell>
          <table:table-cell office:value-type="string">
            <text:p>Jaime Jiménez Burgos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XXV</text:p>
          </table:table-cell>
          <table:table-cell office:value-type="string">
            <text:p>Humberto Morgan Colón</text:p>
          </table:table-cell>
          <table:table-cell office:value-type="string">
            <text:p>Luis Eduardo Rocha Cruz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XXVI</text:p>
          </table:table-cell>
          <table:table-cell office:value-type="string">
            <text:p>Arturo Santana Alfaro</text:p>
          </table:table-cell>
          <table:table-cell office:value-type="string">
            <text:p>María Natividad Patricio Razo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XXVII</text:p>
          </table:table-cell>
          <table:table-cell office:value-type="string">
            <text:p>Ezequiel Rétiz Gutiérrez</text:p>
          </table:table-cell>
          <table:table-cell office:value-type="string">
            <text:p>Emma Cecilia Martínez Capaceta</text:p>
          </table:table-cell>
          <table:table-cell table:style-name="ce2" office:value-type="string">
            <text:p>Partido Acción Nacional</text:p>
          </table:table-cell>
          <table:table-cell office:value-type="string">
            <text:p>pan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XXVIII</text:p>
          </table:table-cell>
          <table:table-cell office:value-type="string">
            <text:p>Juan Carlos Beltrán Cordero</text:p>
          </table:table-cell>
          <table:table-cell office:value-type="string">
            <text:p>María de Lourdes Méndez Galván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XXIX</text:p>
          </table:table-cell>
          <table:table-cell office:value-type="string">
            <text:p>Samuel Hernández Abarca</text:p>
          </table:table-cell>
          <table:table-cell office:value-type="string">
            <text:p>Margarito Reyes Aguirre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XXX</text:p>
          </table:table-cell>
          <table:table-cell office:value-type="string">
            <text:p>Mauricio Alonso Toledo Gutiérrez</text:p>
          </table:table-cell>
          <table:table-cell office:value-type="string">
            <text:p>Miguel Angel Hernández Hernández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XXXI</text:p>
          </table:table-cell>
          <table:table-cell office:value-type="string">
            <text:p>Miguel Sosa Tan</text:p>
          </table:table-cell>
          <table:table-cell office:value-type="string">
            <text:p>Juan Carlos Trillo Domínguez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XXXII</text:p>
          </table:table-cell>
          <table:table-cell office:value-type="string">
            <text:p>José Luis Morúa Jasso</text:p>
          </table:table-cell>
          <table:table-cell office:value-type="string">
            <text:p>José Alfredo Hernández Leal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XXXIII</text:p>
          </table:table-cell>
          <table:table-cell office:value-type="string">
            <text:p>Leticia Quezada Contreras</text:p>
          </table:table-cell>
          <table:table-cell office:value-type="string">
            <text:p>Iliana Araiza Mota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XXXIV</text:p>
          </table:table-cell>
          <table:table-cell office:value-type="string">
            <text:p>Avila Rojas Sergio</text:p>
          </table:table-cell>
          <table:table-cell office:value-type="string">
            <text:p>Miriam Rosario Gómez Valenzuela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XXXV</text:p>
          </table:table-cell>
          <table:table-cell office:value-type="string">
            <text:p>Edy Ortiz Piña</text:p>
          </table:table-cell>
          <table:table-cell office:value-type="string">
            <text:p>Angelina Hernández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XXXVI</text:p>
          </table:table-cell>
          <table:table-cell office:value-type="string">
            <text:p>Nancy Cárdenas Sánchez</text:p>
          </table:table-cell>
          <table:table-cell office:value-type="string">
            <text:p>Juan Carlos Hernández Valentín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XXXVII</text:p>
          </table:table-cell>
          <table:table-cell office:value-type="string">
            <text:p>Hipólito Bravo López</text:p>
          </table:table-cell>
          <table:table-cell office:value-type="string">
            <text:p>José Luis Mechgún González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XXXVIII</text:p>
          </table:table-cell>
          <table:table-cell office:value-type="string">
            <text:p>Salvador Pablo Martínez Della Rocca</text:p>
          </table:table-cell>
          <table:table-cell office:value-type="string">
            <text:p>Inti Muñoz Santini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XXXIX</text:p>
          </table:table-cell>
          <table:table-cell office:value-type="string">
            <text:p>Avelino Méndez Rangel</text:p>
          </table:table-cell>
          <table:table-cell office:value-type="string">
            <text:p>Martín Rosales Romero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XL</text:p>
          </table:table-cell>
          <table:table-cell office:value-type="string">
            <text:p>Carlos Hernández Mirón</text:p>
          </table:table-cell>
          <table:table-cell office:value-type="string">
            <text:p>Jesús Esquivel Carrillo</text:p>
          </table:table-cell>
          <table:table-cell office:value-type="string">
            <text:p>Partido de la Revolución Democrática</text:p>
          </table:table-cell>
          <table:table-cell office:value-type="string">
            <text:p>prd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RP</text:p>
          </table:table-cell>
          <table:table-cell office:value-type="string">
            <text:p>López Rabadán Kenia</text:p>
          </table:table-cell>
          <table:table-cell office:value-type="string">
            <text:p>Anaya González Orlando</text:p>
          </table:table-cell>
          <table:table-cell table:style-name="ce2" office:value-type="string">
            <text:p>Partido Acción Nacional</text:p>
          </table:table-cell>
          <table:table-cell office:value-type="string">
            <text:p>pan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RP</text:p>
          </table:table-cell>
          <table:table-cell office:value-type="string">
            <text:p>Segura Rangel María del Carmen</text:p>
          </table:table-cell>
          <table:table-cell office:value-type="string">
            <text:p>Herrera Espinosa Raúl</text:p>
          </table:table-cell>
          <table:table-cell table:style-name="ce2" office:value-type="string">
            <text:p>Partido Acción Nacional</text:p>
          </table:table-cell>
          <table:table-cell office:value-type="string">
            <text:p>pan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RP</text:p>
          </table:table-cell>
          <table:table-cell office:value-type="string">
            <text:p>Triana Tena Jorge</text:p>
          </table:table-cell>
          <table:table-cell office:value-type="string">
            <text:p>Villaluz Alba Yesenia</text:p>
          </table:table-cell>
          <table:table-cell table:style-name="ce2" office:value-type="string">
            <text:p>Partido Acción Nacional</text:p>
          </table:table-cell>
          <table:table-cell office:value-type="string">
            <text:p>pan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RP</text:p>
          </table:table-cell>
          <table:table-cell office:value-type="string">
            <text:p>Hernández Labastida Miguel Ramón</text:p>
          </table:table-cell>
          <table:table-cell office:value-type="string">
            <text:p>Álvarez Escudero José Hiram</text:p>
          </table:table-cell>
          <table:table-cell table:style-name="ce2" office:value-type="string">
            <text:p>Partido Acción Nacional</text:p>
          </table:table-cell>
          <table:table-cell office:value-type="string">
            <text:p>pan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RP</text:p>
          </table:table-cell>
          <table:table-cell office:value-type="string">
            <text:p>Errasti Arango Miguel Ángel</text:p>
          </table:table-cell>
          <table:table-cell office:value-type="string">
            <text:p>Mendoza Bautista Cecilia</text:p>
          </table:table-cell>
          <table:table-cell table:style-name="ce2" office:value-type="string">
            <text:p>Partido Acción Nacional</text:p>
          </table:table-cell>
          <table:table-cell office:value-type="string">
            <text:p>pan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RP</text:p>
          </table:table-cell>
          <table:table-cell office:value-type="string">
            <text:p>Saavedra Ortega Celina</text:p>
          </table:table-cell>
          <table:table-cell office:value-type="string">
            <text:p>Santibáñez Calzadilla Francisco</text:p>
          </table:table-cell>
          <table:table-cell table:style-name="ce2" office:value-type="string">
            <text:p>Partido Acción Nacional</text:p>
          </table:table-cell>
          <table:table-cell office:value-type="string">
            <text:p>pan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P</text:p>
          </table:table-cell>
          <table:table-cell office:value-type="string">
            <text:p>Castilla Marroquín Agustín Carlos</text:p>
          </table:table-cell>
          <table:table-cell office:value-type="string">
            <text:p>Rivera Hernández Mara del Socorro</text:p>
          </table:table-cell>
          <table:table-cell table:style-name="ce2" office:value-type="string">
            <text:p>Partido Acción Nacional</text:p>
          </table:table-cell>
          <table:table-cell office:value-type="string">
            <text:p>pan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RP</text:p>
          </table:table-cell>
          <table:table-cell office:value-type="string">
            <text:p>Armas Pluma Aldo Daniel</text:p>
          </table:table-cell>
          <table:table-cell office:value-type="string">
            <text:p>Murillo Mendoza Elvira</text:p>
          </table:table-cell>
          <table:table-cell table:style-name="ce2" office:value-type="string">
            <text:p>Partido Acción Nacional</text:p>
          </table:table-cell>
          <table:table-cell office:value-type="string">
            <text:p>pan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RP</text:p>
          </table:table-cell>
          <table:table-cell office:value-type="string">
            <text:p>Quiñónez Cornejo María de la Paz</text:p>
          </table:table-cell>
          <table:table-cell office:value-type="string">
            <text:p>Torres Quiroz Guillermo de Jesús</text:p>
          </table:table-cell>
          <table:table-cell table:style-name="ce2" office:value-type="string">
            <text:p>Partido Acción Nacional</text:p>
          </table:table-cell>
          <table:table-cell office:value-type="string">
            <text:p>pan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RP</text:p>
          </table:table-cell>
          <table:table-cell office:value-type="string">
            <text:p>Romero Herrera Jorge</text:p>
          </table:table-cell>
          <table:table-cell office:value-type="string">
            <text:p>Verderi Muñúzuri Fernanda</text:p>
          </table:table-cell>
          <table:table-cell table:style-name="ce2" office:value-type="string">
            <text:p>Partido Acción Nacional</text:p>
          </table:table-cell>
          <table:table-cell office:value-type="string">
            <text:p>pan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RP</text:p>
          </table:table-cell>
          <table:table-cell office:value-type="string">
            <text:p>Ramírez del Valle Daniel</text:p>
          </table:table-cell>
          <table:table-cell office:value-type="string">
            <text:p>Ruiz Aguilar Brenda Fabiola</text:p>
          </table:table-cell>
          <table:table-cell table:style-name="ce2" office:value-type="string">
            <text:p>Partido Acción Nacional</text:p>
          </table:table-cell>
          <table:table-cell office:value-type="string">
            <text:p>pan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RP</text:p>
          </table:table-cell>
          <table:table-cell office:value-type="string">
            <text:p>Soto Maldonado Paula Adriana</text:p>
          </table:table-cell>
          <table:table-cell office:value-type="string">
            <text:p>Cuevas Moranchel Fernando</text:p>
          </table:table-cell>
          <table:table-cell table:style-name="ce2" office:value-type="string">
            <text:p>Partido Acción Nacional</text:p>
          </table:table-cell>
          <table:table-cell office:value-type="string">
            <text:p>pan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RP</text:p>
          </table:table-cell>
          <table:table-cell office:value-type="string">
            <text:p>Bonilla Cedillo Jacobo Manfredo</text:p>
          </table:table-cell>
          <table:table-cell office:value-type="string">
            <text:p>Núñez López Lorena</text:p>
          </table:table-cell>
          <table:table-cell table:style-name="ce2" office:value-type="string">
            <text:p>Partido Acción Nacional</text:p>
          </table:table-cell>
          <table:table-cell office:value-type="string">
            <text:p>pan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RP</text:p>
          </table:table-cell>
          <table:table-cell office:value-type="string">
            <text:p>Schiaffino Isunza Jorge Federico</text:p>
          </table:table-cell>
          <table:table-cell office:value-type="string">
            <text:p>Téllez Sánchez Alicia Virginia</text:p>
          </table:table-cell>
          <table:table-cell table:style-name="ce2" office:value-type="string">
            <text:p>Coalición Total denominada Unidos por la Ciudad</text:p>
          </table:table-cell>
          <table:table-cell office:value-type="string">
            <text:p>pri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RP</text:p>
          </table:table-cell>
          <table:table-cell office:value-type="string">
            <text:p>Peralta Vaqueiro María del Carmen</text:p>
          </table:table-cell>
          <table:table-cell office:value-type="string">
            <text:p>Arzate Flores José Antonio</text:p>
          </table:table-cell>
          <table:table-cell table:style-name="ce2" office:value-type="string">
            <text:p>Coalición Total denominada Unidos por la Ciudad</text:p>
          </table:table-cell>
          <table:table-cell office:value-type="string">
            <text:p>pri-uc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RP</text:p>
          </table:table-cell>
          <table:table-cell office:value-type="string">
            <text:p>Olavarrieta Maldonado Martín Carlos</text:p>
          </table:table-cell>
          <table:table-cell office:value-type="string">
            <text:p>Jiménez Barros Sergio</text:p>
          </table:table-cell>
          <table:table-cell table:style-name="ce2" office:value-type="string">
            <text:p>Coalición Total denominada Unidos por la Ciudad</text:p>
          </table:table-cell>
          <table:table-cell office:value-type="string">
            <text:p>pri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RP</text:p>
          </table:table-cell>
          <table:table-cell office:value-type="string">
            <text:p>Alvarez Romo Leonardo</text:p>
          </table:table-cell>
          <table:table-cell office:value-type="string">
            <text:p>Peña Garavito José Fernando</text:p>
          </table:table-cell>
          <table:table-cell table:style-name="ce2" office:value-type="string">
            <text:p>Coalición Total denominada Unidos por la Ciudad</text:p>
          </table:table-cell>
          <table:table-cell office:value-type="string">
            <text:p>pri-uc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RP</text:p>
          </table:table-cell>
          <table:table-cell office:value-type="string">
            <text:p>García Ayala Marco Antonio</text:p>
          </table:table-cell>
          <table:table-cell office:value-type="string">
            <text:p>Gazcón López Cano Silvia Elena</text:p>
          </table:table-cell>
          <table:table-cell table:style-name="ce2" office:value-type="string">
            <text:p>Coalición Total denominada Unidos por la Ciudad</text:p>
          </table:table-cell>
          <table:table-cell office:value-type="string">
            <text:p>pri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RP</text:p>
          </table:table-cell>
          <table:table-cell office:value-type="string">
            <text:p>Alvarado Villazón Ana Luisa</text:p>
          </table:table-cell>
          <table:table-cell office:value-type="string">
            <text:p>Alvarado Villazón Francisco Javier</text:p>
          </table:table-cell>
          <table:table-cell table:style-name="ce2" office:value-type="string">
            <text:p>Coalición Total denominada Unidos por la Ciudad</text:p>
          </table:table-cell>
          <table:table-cell office:value-type="string">
            <text:p>pri-uc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RP</text:p>
          </table:table-cell>
          <table:table-cell office:value-type="string">
            <text:p>González Case Armando Tonatiuh</text:p>
          </table:table-cell>
          <table:table-cell office:value-type="string">
            <text:p>Valdez Medina Diego</text:p>
          </table:table-cell>
          <table:table-cell table:style-name="ce2" office:value-type="string">
            <text:p>Coalición Total denominada Unidos por la Ciudad</text:p>
          </table:table-cell>
          <table:table-cell office:value-type="string">
            <text:p>pri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RP</text:p>
          </table:table-cell>
          <table:table-cell office:value-type="string">
            <text:p>Cañizo Cuevas Gloria Isabel</text:p>
          </table:table-cell>
          <table:table-cell office:value-type="string">
            <text:p>Kuri Lorenzo María de las Mercedes</text:p>
          </table:table-cell>
          <table:table-cell table:style-name="ce2" office:value-type="string">
            <text:p>Partido Nueva Alianza</text:p>
          </table:table-cell>
          <table:table-cell office:value-type="string">
            <text:p>panal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P</text:p>
          </table:table-cell>
          <table:table-cell office:value-type="string">
            <text:p>Espino Arévalo Fernando</text:p>
          </table:table-cell>
          <table:table-cell office:value-type="string">
            <text:p>García Villarreal María Enriqueta</text:p>
          </table:table-cell>
          <table:table-cell table:style-name="ce2" office:value-type="string">
            <text:p>Partido Nueva Alianza</text:p>
          </table:table-cell>
          <table:table-cell office:value-type="string">
            <text:p>panal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RP</text:p>
          </table:table-cell>
          <table:table-cell office:value-type="string">
            <text:p>Tenorio Antiga Xiuh Guillermo</text:p>
          </table:table-cell>
          <table:table-cell office:value-type="string">
            <text:p>Hernández Salgado Oscar</text:p>
          </table:table-cell>
          <table:table-cell table:style-name="ce2" office:value-type="string">
            <text:p>Partido Nueva Alianza</text:p>
          </table:table-cell>
          <table:table-cell office:value-type="string">
            <text:p>panal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RP</text:p>
          </table:table-cell>
          <table:table-cell office:value-type="string">
            <text:p>Parada Ortega Rebeca</text:p>
          </table:table-cell>
          <table:table-cell office:value-type="string">
            <text:p>Macareno Mejía Leonardo</text:p>
          </table:table-cell>
          <table:table-cell table:style-name="ce2" office:value-type="string">
            <text:p>Partido Nueva Alianza</text:p>
          </table:table-cell>
          <table:table-cell office:value-type="string">
            <text:p>panal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RP</text:p>
          </table:table-cell>
          <table:table-cell office:value-type="string">
            <text:p>Díaz Cuervo Jorge Carlos</text:p>
          </table:table-cell>
          <table:table-cell office:value-type="string">
            <text:p>Sánchez Armas García Carla Alejandra</text:p>
          </table:table-cell>
          <table:table-cell table:style-name="ce2" office:value-type="string">
            <text:p>Partido Alternativa Social Demócrata y Campesina</text:p>
          </table:table-cell>
          <table:table-cell office:value-type="string">
            <text:p>psd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RP</text:p>
          </table:table-cell>
          <table:table-cell office:value-type="string">
            <text:p>Pérez Correa Enrique</text:p>
          </table:table-cell>
          <table:table-cell office:value-type="string">
            <text:p>Gómez Gómez Carlos Mauricio</text:p>
          </table:table-cell>
          <table:table-cell table:style-name="ce2" office:value-type="string">
            <text:p>Partido Alternativa Social Demócrata y Campesina</text:p>
          </table:table-cell>
          <table:table-cell office:value-type="string">
            <text:p>psd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H3:Sheet1.I5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8">08/06/2010</text:date>, <text:time>10:5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magar</meta:initial-creator>
    <meta:creation-date>2010-06-04T17:28:04.27</meta:creation-date>
    <dc:date>2010-06-08T10:51:15.89</dc:date>
    <dc:creator>eric magar</dc:creator>
    <meta:editing-duration>PT00H45M50S</meta:editing-duration>
    <meta:editing-cycles>10</meta:editing-cycles>
    <meta:generator>OpenOffice.org/3.2$Win32 OpenOffice.org_project/320m12$Build-9483</meta:generator>
    <meta:document-statistic meta:table-count="3" meta:cell-count="403" meta:object-count="0"/>
  </office:meta>
</office:document-meta>
</file>